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79cm" svg:x="1.4cm" svg:y="0.696cm" presentation:class="title" presentation:user-transformed="true">
          <draw:text-box>
            <text:p><text:span text:style-name="T1">Python fundamentals</text:span><text:span text:style-name="T1"><text:line-break/></text:span><text:span text:style-name="T2">http://github.com/minorg/python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Minor Gordon, Ph.D.</text:p>
            <text:p><text:a xlink:href="http://minorgordon.net/" xlink:type="simple">http://minorgordon.net</text:a></text:p>
            <text:p><text:a xlink:href="mailto:mail@minorgordon.net" xlink:type="simple">mail@minorgordon.net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Python programming languag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2">http://python.org</text:p>
            <text:p>Widely used in:</text:p>
            <text:list text:style-name="L2">
              <text:list-item>
                <text:p text:style-name="P3"><text:span text:style-name="T3">scripting</text:span>: automating common and normally labor-intensive tasks, like downloading and parsing web pages for information</text:p>
              </text:list-item>
              <text:list-item>
                <text:p><text:span text:style-name="T3">web applications</text:span>: Django, Flask, </text:p>
              </text:list-item>
              <text:list-item>
                <text:p><text:span text:style-name="T3">scientific computing</text:span>: scipy, numpy</text:p>
              </text:list-item>
              <text:list-item>
                <text:p><text:span text:style-name="T3">ad hoc structured and semi-structured data analysis</text:span></text:p>
              </text:list-item>
              <text:list-item>
                <text:p><text:span text:style-name="T3">accessing databases</text:span>: relational, key-value, et al.</text:p>
              </text:list-item>
              <text:list-item>
                <text:p text:style-name="P3"><text:span text:style-name="T3">using cloud services</text:span><text:span text:style-name="T4">: boto + Amazon S3/EC2/et al.</text:span></text:p>
              </text:list-item>
            </text:list>
            <text:p>among other applica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of the easiest fully-fledged, object-oriented programming languages to learn</text:p>
              </text:list-item>
              <text:list-item>
                <text:p>Still extremely useful for intermediate-advanced programmers</text:p>
              </text:list-item>
              <text:list-item>
                <text:p>Large community and great third-party library and tool support</text:p>
              </text:list-item>
              <text:list-item>
                <text:p>Increasingly popular in scientific communities as a replacement or complement to C and FORTRAN</text:p>
                <text:list>
                  <text:list-item>
                    <text:p>scipy, numpy, scikit, i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PyCharm?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You can write Python using any text editor, such as Notepad on Windows or TextEdit on OS X. A Python program is just a text file with the extension .py instead of .txt. You can copy this file to another machine and run it.</text:span></text:p>
              </text:list-item>
              <text:list-item>
                <text:p><text:span text:style-name="T2">An Integrated Development Environment (IDE) makes writing code easier and faster.</text:span></text:p>
                <text:list>
                  <text:list-item>
                    <text:p><text:span text:style-name="T2">Working with a CSV file in Word vs. in Excel.</text:span></text:p>
                  </text:list-item>
                </text:list>
              </text:list-item>
              <text:list-item>
                <text:p><text:span text:style-name="T2">There are several good IDEs for Python:</text:span></text:p>
                <text:list>
                  <text:list-item>
                    <text:p><text:span text:style-name="T2">PyCharm</text:span></text:p>
                  </text:list-item>
                  <text:list-item>
                    <text:p><text:span text:style-name="T2">PyDev</text:span></text:p>
                  </text:list-item>
                  <text:list-item>
                    <text:p><text:span text:style-name="T2">SublimeText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2">Independent software developer</text:span></text:p>
            <text:list text:style-name="L2">
              <text:list-item>
                <text:p><text:span text:style-name="T2">Building tools like web application frameworks for other developers</text:span></text:p>
              </text:list-item>
            </text:list>
            <text:p><text:span text:style-name="T2">Recovering academic</text:span></text:p>
            <text:list text:continue-numbering="true" text:style-name="L2">
              <text:list-item>
                <text:p><text:span text:style-name="T2">Computer Science</text:span></text:p>
              </text:list-item>
            </text:list>
            <text:p><text:span text:style-name="T2"/></text:p>
            <text:p><text:span text:style-name="T2">I use Python for:</text:span></text:p>
            <text:list text:continue-numbering="true" text:style-name="L2">
              <text:list-item>
                <text:p><text:span text:style-name="T2">scripting repetitive tasks</text:span></text:p>
              </text:list-item>
              <text:list-item>
                <text:p><text:span text:style-name="T2">one-off tasks I need to get done quickly, like parsing a CSV</text:span></text:p>
              </text:list-item>
              <text:list-item>
                <text:p><text:span text:style-name="T2">building tools for building tools: code checkers, testers, etc.</text:span></text:p>
              </text:list-item>
              <text:list-item>
                <text:p><text:span text:style-name="T2">analyzing benchmark resul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ding proficiency: understand core constructs (program structure, variables, control flow, data structures), the most common idioms, and library documentation</text:p>
              </text:list-item>
              <text:list-item>
                <text:p>Writing proficiency: approach common data analysis tasks with confidence</text:p>
              </text:list-item>
              <text:list-item>
                <text:p>Solve problems that are relevant to you in your field</text:p>
                <text:list>
                  <text:list-item>
                    <text:p>Having your own concrete goals is the best way to learn a practical skill like programm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on-goals</text:p>
          </draw:text-box>
        </draw:frame>
        <draw:frame presentation:style-name="pr4" draw:text-style-name="P6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Advanced idioms and program structures</text:p>
              </text:list-item>
              <text:list-item>
                <text:p>Trying every available library</text:p>
                <text:list>
                  <text:list-item>
                    <text:p>Learn how to read library documentation and/or code and you can learn how to use almost any library quickly. Most Python libraries are designed similarly („Pythonic“).</text:p>
                  </text:list-item>
                  <text:list-item>
                    <text:p>Check the Python standard library documentation (http://python.org/doc/) and the Python Package Index (http://pypi.python.org).</text:p>
                  </text:list-item>
                </text:list>
              </text:list-item>
              <text:list-item>
                <text:p>Optimizations</text:p>
                <text:list>
                  <text:list-item>
                    <text:p>Learn how to write correct code, then learn how to make it faster.</text:p>
                  </text:list-item>
                </text:list>
              </text:list-item>
              <text:list-item>
                <text:p>Computer Science theory and abstractions</text:p>
                <text:list>
                  <text:list-item>
                    <text:p>Not that interesting, anyway.</text:p>
                  </text:list-item>
                </text:list>
              </text:list-item>
              <text:list-item>
                <text:p>Python 3</text:p>
                <text:list>
                  <text:list-item>
                    <text:p>Still not as common as Python 2, especially in terms of libraries.</text:p>
                  </text:list-item>
                  <text:list-item>
                    <text:p>Straightforward to transition from Python 2 to Python 3 but not vice vers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t's get starte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I'll be available after the session, or you can email me at <text:a xlink:href="mailto:mail@minorgordon.net" xlink:type="simple">mail@minorgordon.net</text:a>.</text:p>
            <text:p/>
            <text:p>If you want to do some reading, there are a few good Python tutorials:</text:p>
            <text:list text:style-name="L2">
              <text:list-item>
                <text:p text:style-name="P7">Learn Python the Hard Way (best)</text:p>
              </text:list-item>
              <text:list-item>
                <text:p text:style-name="P7">Dive into Python</text:p>
              </text:list-item>
              <text:list-item>
                <text:p text:style-name="P7">The official python.org tutor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13:31:34.548000000</meta:creation-date>
    <dc:date>2014-02-16T15:37:11.442000000</dc:date>
    <meta:editing-duration>PT1H3M24S</meta:editing-duration>
    <meta:editing-cycles>87</meta:editing-cycles>
    <meta:generator>LibreOffice/4.2.0.4$Windows_x86 LibreOffice_project/05dceb5d363845f2cf968344d7adab8dcfb2ba71</meta:generator>
    <meta:document-statistic meta:object-count="57"/>
  </office:meta>
</office:document-meta>
</file>